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2D09F29061D49ABF944.png" manifest:media-type="image/png"/>
  <manifest:file-entry manifest:full-path="Pictures/1000020100000500000002D0947749F0E3114A76.png" manifest:media-type="image/png"/>
  <manifest:file-entry manifest:full-path="Pictures/100002010000008500000029E4C58236166D7CD5.png" manifest:media-type="image/png"/>
  <manifest:file-entry manifest:full-path="Pictures/10000201000005000000006EBED04958D03352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微软雅黑" svg:font-family="微软雅黑" style:font-family-generic="swiss" style:font-pitch="variable"/>
    <style:font-face style:name="Noto Sans CJK SC Regular" svg:font-family="'Noto Sans CJK SC Regular'" style:font-family-generic="system" style:font-pitch="variable"/>
    <style:font-face style:name="微软雅黑1" svg:font-family="微软雅黑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pushWipe" smil:subtype="fromTop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slideWipe" smil:subtype="fromTop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solid" draw:fill-color="#a1a7b4" draw:textarea-vertical-align="middle" draw:auto-grow-height="false" draw:fit-to-size="false" fo:min-height="0.356cm" fo:min-width="0.01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 style:list-style-name="L2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backgroundobjects" style:list-style-name="L5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bottom" draw:auto-grow-height="false" draw:fit-to-size="false" fo:min-height="10.798cm" fo:padding-top="0.127cm" fo:padding-bottom="0.127cm" fo:padding-left="0.254cm" fo:padding-right="0.254cm" fo:wrap-option="wrap"/>
    </style:style>
    <style:style style:name="pr8" style:family="presentation" style:parent-style-name="Title_20_and_20_Content-subtitle">
      <style:graphic-properties draw:stroke="none" draw:fill="none" fo:min-height="0.84cm"/>
    </style:style>
    <style:style style:name="pr9" style:family="presentation" style:parent-style-name="Title_20_and_20_Content-notes">
      <style:graphic-properties draw:fill-color="#ffffff" fo:min-height="15.626cm"/>
    </style:style>
    <style:style style:name="pr10" style:family="presentation" style:parent-style-name="_31__5f_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1" style:family="presentation" style:parent-style-name="_31__5f_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2" style:family="presentation" style:parent-style-name="_31__5f_Title_20_and_20_Content-backgroundobjects" style:list-style-name="L9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_31__5f_Title_20_and_20_Content-notes">
      <style:graphic-properties draw:fill-color="#ffffff" fo:min-height="13.364cm"/>
    </style:style>
    <style:style style:name="pr14" style:family="presentation" style:parent-style-name="JWI2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5" style:family="presentation" style:parent-style-name="JWI2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6" style:family="presentation" style:parent-style-name="JWI2-backgroundobjects" style:list-style-name="L9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7" style:family="presentation" style:parent-style-name="JWI2-notes">
      <style:graphic-properties draw:fill-color="#ffffff" fo:min-height="13.364cm"/>
    </style:style>
    <style:style style:name="pr18" style:family="presentation" style:parent-style-name="_31__5f_Title_20_and_20_Content-backgroundobjects" style:list-style-name="L9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9" style:family="presentation" style:parent-style-name="_31__5f_Title_20_and_20_Content-backgroundobjects" style:list-style-name="L9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0" style:family="presentation" style:parent-style-name="_31__5f_Title_20_and_20_Content-backgroundobjects" style:list-style-name="L9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1" style:family="presentation" style:parent-style-name="_31__5f_Title_20_and_20_Content-backgroundobjects" style:list-style-name="L9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2" style:family="presentation" style:parent-style-name="JWI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3" style:family="presentation" style:parent-style-name="JWI-backgroundobjects" style:list-style-name="L9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4" style:family="presentation" style:parent-style-name="JWI-notes">
      <style:graphic-properties draw:fill-color="#ffffff" fo:min-height="13.364cm"/>
    </style:style>
    <style:style style:name="P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size-asian="35.2999992370605pt" fo:hyphenate="false"/>
    </style:style>
    <style:style style:name="P3" style:family="paragraph">
      <loext:graphic-properties draw:fill="none" draw:fill-color="#ffffff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style:font-size-asian="35.2999992370605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 style:font-size-asian="23.3999996185303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5.3999996185303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5.3999996185303pt" style:font-size-asian="14pt" style:font-size-complex="14pt"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loext:graphic-properties draw:fill="solid" draw:fill-color="#a1a7b4"/>
      <style:paragraph-properties fo:text-align="start" style:font-independent-line-spacing="true"/>
      <style:text-properties fo:font-size="18pt"/>
    </style:style>
    <style:style style:name="P13" style:family="paragraph">
      <style:paragraph-properties fo:text-align="end"/>
    </style:style>
    <style:style style:name="P14" style:family="paragraph">
      <loext:graphic-properties draw:fill="none"/>
      <style:paragraph-properties fo:text-align="end"/>
    </style:style>
    <style:style style:name="P15" style:family="paragraph">
      <loext:graphic-properties draw:fill-color="#ffffff"/>
      <style:text-properties style:font-size-asian="23.3999996185303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7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.3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T1" style:family="text">
      <style:text-properties fo:font-variant="normal" fo:text-transform="none" fo:color="#2d3536" style:text-line-through-style="none" style:text-line-through-type="none" style:text-position="0% 100%" fo:font-size="44pt" fo:letter-spacing="normal" fo:font-style="normal" style:text-underline-style="none" fo:font-weight="normal" style:font-name-asian="微软雅黑1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50546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微软雅黑1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4" style:family="text">
      <style:text-properties fo:font-variant="normal" fo:text-transform="none" fo:color="#2d3536" style:text-line-through-style="none" style:text-line-through-type="none" style:text-position="0% 100%" style:font-name="Calibri" fo:font-size="36pt" fo:letter-spacing="normal" fo:font-style="normal" style:text-underline-style="none" fo:font-weight="normal" style:font-name-asian="微软雅黑1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50546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505460" style:text-line-through-style="none" style:text-line-through-type="none" style:text-position="0% 100%" style:font-name="微软雅黑" fo:font-size="28pt" fo:letter-spacing="normal" fo:font-style="normal" style:text-underline-style="none" fo:font-weight="normal" style:font-name-asian="微软雅黑1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9" style:family="text">
      <style:text-properties fo:font-variant="normal" fo:text-transform="none" fo:color="#505460" style:text-line-through-style="none" style:text-line-through-type="none" style:text-position="0% 100%" style:font-name="微软雅黑" fo:font-size="28pt" fo:letter-spacing="normal" fo:font-style="normal" style:text-underline-style="none" fo:font-weight="normal" style:font-name-asian="微软雅黑1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0" style:family="text">
      <style:text-properties fo:font-variant="normal" fo:text-transform="none" fo:color="#505460" style:text-line-through-style="none" style:text-line-through-type="none" style:text-position="0% 100%" style:font-name="微软雅黑" fo:font-size="24pt" fo:letter-spacing="normal" fo:font-style="normal" style:text-underline-style="none" fo:font-weight="bold" style:font-name-asian="微软雅黑1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505460" style:text-line-through-style="none" style:text-line-through-type="none" style:text-position="0% 100%" style:font-name="微软雅黑" fo:font-size="18pt" fo:letter-spacing="normal" fo:font-style="normal" style:text-underline-style="none" fo:font-weight="normal" style:font-name-asian="微软雅黑1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8e909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505460" style:text-line-through-style="none" style:text-line-through-type="none" style:text-position="0% 100%" style:font-name="微软雅黑" fo:font-size="20pt" fo:letter-spacing="normal" fo:font-style="normal" style:text-underline-style="none" fo:font-weight="bold" style:font-name-asian="微软雅黑1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505460" style:text-line-through-style="none" style:text-line-through-type="none" style:text-position="0% 100%" style:font-name="微软雅黑" fo:font-size="24pt" fo:letter-spacing="normal" fo:font-style="normal" style:text-underline-style="none" fo:font-weight="normal" style:font-name-asian="微软雅黑1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6e8284" style:text-line-through-style="none" style:text-line-through-type="none" style:text-position="0% 100%" style:font-name="Calibri1" fo:font-size="48pt" fo:letter-spacing="normal" fo:font-style="normal" style:text-underline-style="none" fo:font-weight="bold" style:font-name-asian="微软雅黑1" style:font-size-asian="48pt" style:font-style-asian="normal" style:font-weight-asian="bold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054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d353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5054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50546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8e909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2d353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6e828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1" draw:layer="layout" svg:width="19.794cm" svg:height="2.992cm" svg:x="1.703cm" svg:y="6.565cm" presentation:class="title" presentation:user-transformed="true">
          <draw:text-box>
            <text:p><text:span text:style-name="T1">Node.js </text:span><text:span text:style-name="T1">培训</text:span></text:p>
          </draw:text-box>
        </draw:frame>
        <draw:frame draw:name="Subtitle 2" presentation:style-name="pr2" draw:text-style-name="P3" draw:layer="layout" svg:width="12.362cm" svg:height="5.069cm" svg:x="1.938cm" svg:y="10.127cm" presentation:class="subtitle" presentation:user-transformed="true">
          <draw:text-box>
            <text:p text:style-name="P2"><text:span text:style-name="T2">afterloe <text:s text:c="3"/>2016</text:span><text:span text:style-name="T2">年</text:span><text:span text:style-name="T2">7</text:span><text:span text:style-name="T2">月</text:span></text:p>
            <text:p text:style-name="P2"><text:span text:style-name="T2">第一天</text:span></text:p>
          </draw:text-box>
        </draw:frame>
        <presentation:notes draw:style-name="dp2">
          <draw:page-thumbnail draw:name="幻灯片图像占位符 1" draw:style-name="gr1" draw:layer="layout" svg:width="16.799cm" svg:height="10.023cm" svg:x="2.1cm" svg:y="3.712cm" draw:page-number="1" presentation:class="page"/>
          <draw:frame draw:name="备注占位符 2" presentation:style-name="pr3" draw:text-style-name="P4" draw:layer="layout" svg:width="16.799cm" svg:height="11.693cm" svg:x="2.1cm" svg:y="14.293cm" presentation:class="notes" presentation:placeholder="true" presentation:user-transformed="true">
            <draw:text-box/>
          </draw:frame>
          <draw:frame draw:name="灯片编号占位符 3" presentation:style-name="pr4" draw:text-style-name="P6" draw:layer="layout" svg:width="9.099cm" svg:height="1.489cm" svg:x="11.895cm" svg:y="28.21cm" presentation:class="page-number" presentation:user-transformed="true">
            <draw:text-box>
              <text:p text:style-name="P5"><text:span text:style-name="T3"><text:page-number>&lt;编号&gt;</text:page-number></text:span></text:p>
            </draw:text-box>
          </draw:frame>
        </presentation:notes>
      </draw:page>
      <draw:page draw:name="目录" draw:style-name="dp3" draw:master-page-name="Title_20_and_20_Content" xml:id="id1" draw:id="id1">
        <office:forms form:automatic-focus="false" form:apply-design-mode="false"/>
        <draw:frame draw:name="标题 1" presentation:style-name="pr5" draw:text-style-name="P8" draw:layer="layout" svg:width="5.987cm" svg:height="2.322cm" svg:x="1.627cm" svg:y="9.339cm" presentation:class="title" presentation:user-transformed="true">
          <draw:text-box>
            <text:p text:style-name="P7"><text:span text:style-name="T4">目录</text:span></text:p>
          </draw:text-box>
        </draw:frame>
        <draw:frame draw:name="灯片编号占位符 2" presentation:style-name="pr6" draw:text-style-name="P10" draw:layer="layout" svg:width="2.453cm" svg:height="1.117cm" svg:x="23.62cm" svg:y="19.852cm" presentation:class="page-number" presentation:user-transformed="true">
          <draw:text-box>
            <text:p text:style-name="P9"><text:span text:style-name="T5"><text:page-number>&lt;编号&gt;</text:page-number></text:span></text:p>
          </draw:text-box>
        </draw:frame>
        <draw:frame draw:name="文本占位符 3" presentation:style-name="pr7" draw:text-style-name="P11" draw:layer="layout" svg:width="14.481cm" svg:height="2.035cm" svg:x="8.618cm" svg:y="3.773cm" presentation:class="outline" presentation:user-transformed="true">
          <draw:text-box>
            <text:p><text:span text:style-name="T6">node</text:span><text:span text:style-name="T6">环境搭建</text:span></text:p>
          </draw:text-box>
        </draw:frame>
        <draw:frame draw:name="文本占位符 4" presentation:style-name="pr7" draw:text-style-name="P11" draw:layer="layout" svg:width="14.481cm" svg:height="2.035cm" svg:x="10.566cm" svg:y="7.917cm" presentation:class="outline" presentation:user-transformed="true">
          <draw:text-box>
            <text:p><text:span text:style-name="T6">ecmascript6 </text:span><text:span text:style-name="T6">语法介绍</text:span></text:p>
          </draw:text-box>
        </draw:frame>
        <draw:frame draw:name="文本占位符 5" presentation:style-name="pr7" draw:text-style-name="P11" draw:layer="layout" svg:width="14.481cm" svg:height="2.035cm" svg:x="12.415cm" svg:y="12.117cm" presentation:class="outline" presentation:user-transformed="true">
          <draw:text-box>
            <text:p><text:span text:style-name="T6">创建</text:span><text:span text:style-name="T6">http</text:span><text:span text:style-name="T6">服务</text:span></text:p>
          </draw:text-box>
        </draw:frame>
        <draw:custom-shape draw:name="等腰三角形 7" draw:style-name="gr2" draw:text-style-name="P12" draw:layer="layout" svg:width="1.018cm" svg:height="1.21cm" svg:x="7.131cm" svg:y="4.409cm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等腰三角形 8" draw:style-name="gr2" draw:text-style-name="P12" draw:layer="layout" svg:width="1.018cm" svg:height="1.21cm" svg:x="9.016cm" svg:y="8.595cm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等腰三角形 9" draw:style-name="gr2" draw:text-style-name="P12" draw:layer="layout" svg:width="1.018cm" svg:height="1.21cm" svg:x="10.959cm" svg:y="12.774cm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frame presentation:style-name="pr8" draw:text-style-name="P14" draw:layer="layout" svg:width="12.37cm" svg:height="0.84cm" svg:x="15.4cm" svg:y="18.96cm">
          <draw:text-box>
            <text:p text:style-name="P13"><text:span text:style-name="T7">代码托管</text:span><text:span text:style-name="T8">git@github.com:afterloe/node.js.git</text:span></text:p>
          </draw:text-box>
        </draw:frame>
        <anim:par smil:dur="indefinite" smil:restart="never" presentation:node-type="timing-root">
          <anim:par smil:begin="id1.begin">
            <anim:transitionFilter smil:dur="2s" smil:type="pushWipe" smil:subtype="fromTop"/>
          </anim:par>
          <anim:seq smil:dur="0s" presentation:node-type="main-sequence"/>
        </anim:par>
        <presentation:notes draw:style-name="dp4">
          <draw:page-thumbnail draw:style-name="gr1" draw:layer="layout" svg:width="16.368cm" svg:height="13.021cm" svg:x="3.389cm" svg:y="2.639cm" draw:page-number="2" presentation:class="page"/>
          <draw:frame presentation:style-name="pr9" draw:text-style-name="P1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内容页：标题 微软雅黑 32号字" draw:style-name="dp5" draw:master-page-name="_31__5f_Title_20_and_20_Content" presentation:presentation-page-layout-name="AL2T11" xml:id="id2" draw:id="id2">
        <office:forms form:automatic-focus="false" form:apply-design-mode="false"/>
        <draw:frame draw:name="标题 1" presentation:style-name="pr10" draw:text-style-name="P16" draw:layer="layout" svg:width="22.285cm" svg:height="2.386cm" svg:x="1.345cm" svg:y="0.621cm" presentation:class="title" presentation:user-transformed="true">
          <draw:text-box>
            <text:p><text:span text:style-name="T9">node</text:span><text:span text:style-name="T9">环境搭建</text:span></text:p>
          </draw:text-box>
        </draw:frame>
        <draw:frame draw:name="内容占位符 2" presentation:style-name="pr11" draw:text-style-name="P11" draw:layer="layout" svg:width="25.127cm" svg:height="14.423cm" svg:x="1.356cm" svg:y="4.489cm" presentation:class="outline" presentation:user-transformed="true">
          <draw:text-box>
            <text:p text:style-name="P17"><text:span text:style-name="T10">Node.js</text:span><text:span text:style-name="T10">简介</text:span></text:p>
            <text:p text:style-name="P18"><text:span text:style-name="T11">Node.js </text:span><text:span text:style-name="T11">是一个基于 </text:span><text:span text:style-name="T11">Chrome V8 </text:span><text:span text:style-name="T11">引擎的 </text:span><text:span text:style-name="T11">JavaScript </text:span><text:span text:style-name="T11">运行环境。</text:span><text:span text:style-name="T11">Node.js </text:span><text:span text:style-name="T11">使用了一个</text:span><text:span text:style-name="T11">事件驱动、非阻塞式 </text:span><text:span text:style-name="T11">I/O </text:span><text:span text:style-name="T11">的模型，使其轻量又高效。</text:span><text:span text:style-name="T11">Node.js </text:span><text:span text:style-name="T11">的包管理器 </text:span><text:span text:style-name="T11">npm</text:span><text:span text:style-name="T11">，是全</text:span><text:span text:style-name="T11">球最大的开源库生态系统。</text:span></text:p>
            <text:p text:style-name="P17"><text:span text:style-name="T11"/></text:p>
            <text:p text:style-name="P17"><text:span text:style-name="T10">下载地址</text:span></text:p>
            <text:p text:style-name="P17"><text:span text:style-name="T11">网址 ： </text:span><text:span text:style-name="T11"><text:a xlink:href="https://nodejs.org/en" xlink:type="simple">https://nodejs.org/en</text:a></text:span></text:p>
            <text:p text:style-name="P17"><text:span text:style-name="T11">Node </text:span><text:span text:style-name="T11">版本 </text:span><text:span text:style-name="T11">6.3.0 </text:span><text:span text:style-name="T11">或 </text:span><text:span text:style-name="T11">6.X</text:span><text:span text:style-name="T11">以上</text:span></text:p>
            <text:p text:style-name="P17"><text:span text:style-name="T11"/></text:p>
            <text:p text:style-name="P17"><text:span text:style-name="T10">为什么选择</text:span><text:span text:style-name="T10">6.X</text:span></text:p>
            <text:p text:style-name="P17"><text:span text:style-name="T11">相对于之前的</text:span><text:span text:style-name="T11">node</text:span><text:span text:style-name="T11">来说，</text:span><text:span text:style-name="T11">6.x</text:span><text:span text:style-name="T11">的</text:span><text:span text:style-name="T11">v8</text:span><text:span text:style-name="T11">引擎在</text:span><text:span text:style-name="T11">IO</text:span><text:span text:style-name="T11">处理上更加优秀，同时</text:span><text:span text:style-name="T11">6.x</text:span><text:span text:style-name="T11">的版本能够直</text:span><text:span text:style-name="T11">接使用</text:span><text:span text:style-name="T11">ecmascript6</text:span><text:span text:style-name="T11">而之前的版本需要添加很多参数才能运行</text:span><text:span text:style-name="T11">ecmascript6</text:span><text:span text:style-name="T11">的代码。如</text:span><text:span text:style-name="T11">果不是为了做</text:span><text:span text:style-name="T11">C++</text:span><text:span text:style-name="T11">拓展，那么</text:span><text:span text:style-name="T11">32</text:span><text:span text:style-name="T11">或</text:span><text:span text:style-name="T11">64</text:span><text:span text:style-name="T11">都无所谓了。</text:span></text:p>
          </draw:text-box>
        </draw:frame>
        <draw:frame draw:name="灯片编号占位符 3" presentation:style-name="pr12" draw:text-style-name="P10" draw:layer="layout" svg:width="2.453cm" svg:height="1.117cm" svg:x="23.62cm" svg:y="19.852cm" presentation:class="page-number" presentation:user-transformed="true">
          <draw:text-box>
            <text:p text:style-name="P9"><text:span text:style-name="T12"><text:page-number>&lt;编号&gt;</text:page-number></text:span></text:p>
          </draw:text-box>
        </draw:frame>
        <anim:par smil:dur="indefinite" smil:restart="never" presentation:node-type="timing-root">
          <anim:par smil:begin="id2.begin">
            <anim:transitionFilter smil:dur="2s" smil:type="slideWipe" smil:subtype="fromTop"/>
          </anim:par>
          <anim:seq smil:dur="0s" presentation:node-type="main-sequence"/>
        </anim:par>
        <presentation:notes draw:style-name="dp4">
          <draw:page-thumbnail draw:style-name="gr1" draw:layer="layout" svg:width="18.665cm" svg:height="11.136cm" svg:x="1.166cm" svg:y="2.256cm" draw:page-number="3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JWI2" presentation:presentation-page-layout-name="AL2T11" xml:id="id3" draw:id="id3">
        <office:forms form:automatic-focus="false" form:apply-design-mode="false"/>
        <draw:frame draw:name="标题 1" presentation:style-name="pr14" draw:text-style-name="P16" draw:layer="layout" svg:width="22.285cm" svg:height="2.386cm" svg:x="1.345cm" svg:y="0.621cm" presentation:class="title" presentation:user-transformed="true">
          <draw:text-box>
            <text:p><text:span text:style-name="T9">node</text:span><text:span text:style-name="T9">环境搭建</text:span></text:p>
          </draw:text-box>
        </draw:frame>
        <draw:frame draw:name="内容占位符 2" presentation:style-name="pr15" draw:text-style-name="P11" draw:layer="layout" svg:width="25.127cm" svg:height="14.423cm" svg:x="1.356cm" svg:y="4.489cm" presentation:class="outline" presentation:user-transformed="true">
          <draw:text-box>
            <text:p text:style-name="P17"><text:span text:style-name="T10">node</text:span><text:span text:style-name="T10">测试</text:span></text:p>
            <text:p text:style-name="P17"><text:span text:style-name="T10"/></text:p>
            <text:p text:style-name="P17"><text:span text:style-name="T11">cmd</text:span><text:span text:style-name="T11">直接输入 </text:span></text:p>
            <text:p text:style-name="P17"><text:span text:style-name="T11">node -v <text:s text:c="13"/>// <text:s/>v6.3.0</text:span></text:p>
            <text:p text:style-name="P17"><text:span text:style-name="T11">npm -v <text:s text:c="14"/>// <text:s/>3.10.3</text:span></text:p>
            <text:p text:style-name="P17"><text:span text:style-name="T11">node </text:span></text:p>
            <text:p text:style-name="P17"><text:span text:style-name="T11">&gt;&gt; process</text:span></text:p>
            <text:p text:style-name="P17"><text:span text:style-name="T11">&gt;&gt; console.log(“hello word”);</text:span></text:p>
            <text:p text:style-name="P17"><text:span text:style-name="T11">&gt;&gt;.exit</text:span></text:p>
            <text:p text:style-name="P17"><text:span text:style-name="T11"/></text:p>
            <text:p text:style-name="P17"><text:span text:style-name="T11"/></text:p>
            <text:p text:style-name="P17"><text:span text:style-name="T13"/></text:p>
            <text:p text:style-name="P17"><text:span text:style-name="T6"/></text:p>
          </draw:text-box>
        </draw:frame>
        <draw:frame draw:name="灯片编号占位符 3" presentation:style-name="pr16" draw:text-style-name="P10" draw:layer="layout" svg:width="2.453cm" svg:height="1.117cm" svg:x="23.62cm" svg:y="19.852cm" presentation:class="page-number" presentation:user-transformed="true">
          <draw:text-box>
            <text:p text:style-name="P9"><text:span text:style-name="T12"><text:page-number>&lt;编号&gt;</text:page-number></text:span></text:p>
          </draw:text-box>
        </draw:frame>
        <anim:par smil:dur="indefinite" smil:restart="never" presentation:node-type="timing-root">
          <anim:par smil:begin="id3.begin">
            <anim:transitionFilter smil:dur="2s" smil:type="slideWipe" smil:subtype="fromTop"/>
          </anim:par>
          <anim:seq smil:dur="0s" presentation:node-type="main-sequence"/>
        </anim:par>
        <presentation:notes draw:style-name="dp4">
          <draw:page-thumbnail draw:style-name="gr1" draw:layer="layout" svg:width="18.665cm" svg:height="11.136cm" svg:x="1.166cm" svg:y="2.256cm" draw:page-number="4" presentation:class="page"/>
          <draw:frame presentation:style-name="pr1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_31__5f_Title_20_and_20_Content" presentation:presentation-page-layout-name="AL2T11" xml:id="id4" draw:id="id4">
        <office:forms form:automatic-focus="false" form:apply-design-mode="false"/>
        <draw:frame draw:name="标题 1" presentation:style-name="pr10" draw:text-style-name="P16" draw:layer="layout" svg:width="22.285cm" svg:height="2.386cm" svg:x="1.345cm" svg:y="0.621cm" presentation:class="title" presentation:user-transformed="true">
          <draw:text-box>
            <text:p><text:span text:style-name="T9">ecmascript6 </text:span><text:span text:style-name="T9">语法介绍</text:span></text:p>
          </draw:text-box>
        </draw:frame>
        <draw:frame draw:name="内容占位符 2" presentation:style-name="pr11" draw:text-style-name="P11" draw:layer="layout" svg:width="25.127cm" svg:height="14.423cm" svg:x="1.356cm" svg:y="4.489cm" presentation:class="outline" presentation:user-transformed="true">
          <draw:text-box>
            <text:p text:style-name="P17"><text:span text:style-name="T14">let </text:span><text:span text:style-name="T14">和</text:span><text:span text:style-name="T14">const</text:span></text:p>
            <text:p text:style-name="P17"><text:span text:style-name="T14">1.</text:span><text:span text:style-name="T14">不存在变量提升</text:span><text:span text:style-name="T14">,</text:span><text:span text:style-name="T14">只能在声明的位置后面使用。</text:span></text:p>
            <text:p text:style-name="P17"><text:span text:style-name="T14">2.</text:span><text:span text:style-name="T14">块级作用域</text:span></text:p>
            <text:p text:style-name="P17"><text:span text:style-name="T14"/></text:p>
            <text:p text:style-name="P17"><text:span text:style-name="T14">const</text:span></text:p>
            <text:p text:style-name="P17"><text:span text:style-name="T14">1.const</text:span><text:span text:style-name="T14">声明一个只读的常量。一旦声明，常量的值就不能改变。</text:span></text:p>
            <text:p text:style-name="P17"><text:span text:style-name="T14">2.</text:span><text:span text:style-name="T14">只声明不赋值，就会报错</text:span></text:p>
            <text:p text:style-name="P17"><text:span text:style-name="T14"/></text:p>
            <text:p text:style-name="P17"><text:span text:style-name="T14">箭头函数</text:span></text:p>
            <text:p text:style-name="P17"><text:span text:style-name="T14">1.ecmascript 6 </text:span><text:span text:style-name="T14">允许使用</text:span><text:span text:style-name="T14">=&gt; </text:span><text:span text:style-name="T14">来申明函数</text:span></text:p>
          </draw:text-box>
        </draw:frame>
        <draw:frame draw:name="灯片编号占位符 3" presentation:style-name="pr18" draw:text-style-name="P10" draw:layer="layout" svg:width="2.453cm" svg:height="1.117cm" svg:x="23.62cm" svg:y="19.852cm" presentation:class="page-number" presentation:user-transformed="true">
          <draw:text-box>
            <text:p text:style-name="P9"><text:span text:style-name="T12"><text:page-number>&lt;编号&gt;</text:page-number></text:span></text:p>
          </draw:text-box>
        </draw:frame>
        <anim:par smil:dur="indefinite" smil:restart="never" presentation:node-type="timing-root">
          <anim:par smil:begin="id4.begin">
            <anim:transitionFilter smil:dur="2s" smil:type="slideWipe" smil:subtype="fromTop"/>
          </anim:par>
          <anim:seq smil:dur="0s" presentation:node-type="main-sequence"/>
        </anim:par>
        <presentation:notes draw:style-name="dp4">
          <draw:page-thumbnail draw:style-name="gr1" draw:layer="layout" svg:width="18.665cm" svg:height="11.136cm" svg:x="1.166cm" svg:y="2.256cm" draw:page-number="5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_31__5f_Title_20_and_20_Content" presentation:presentation-page-layout-name="AL2T11" xml:id="id5" draw:id="id5">
        <office:forms form:automatic-focus="false" form:apply-design-mode="false"/>
        <draw:frame draw:name="标题 1" presentation:style-name="pr10" draw:text-style-name="P16" draw:layer="layout" svg:width="22.285cm" svg:height="2.386cm" svg:x="1.345cm" svg:y="0.621cm" presentation:class="title" presentation:user-transformed="true">
          <draw:text-box>
            <text:p><text:span text:style-name="T9">ecmascript6 </text:span><text:span text:style-name="T9">语法介绍</text:span></text:p>
          </draw:text-box>
        </draw:frame>
        <draw:frame draw:name="内容占位符 2" presentation:style-name="pr11" draw:text-style-name="P11" draw:layer="layout" svg:width="25.127cm" svg:height="14.423cm" svg:x="1.356cm" svg:y="4.489cm" presentation:class="outline" presentation:user-transformed="true">
          <draw:text-box>
            <text:p text:style-name="P17"><text:span text:style-name="T14">2.</text:span><text:span text:style-name="T14">箭头函数的一些注意事项</text:span></text:p>
            <text:p text:style-name="P17"><text:span text:style-name="T14"/></text:p>
            <text:p text:style-name="P17"><text:span text:style-name="T14">（</text:span><text:span text:style-name="T14">1</text:span><text:span text:style-name="T14">）函数体内的</text:span><text:span text:style-name="T14">this</text:span><text:span text:style-name="T14">对象，就是定义时所在的对象，而不是使</text:span><text:span text:style-name="T14">用时所在的对象。</text:span></text:p>
            <text:p text:style-name="P17"><text:span text:style-name="T14">（</text:span><text:span text:style-name="T14">2</text:span><text:span text:style-name="T14">）不可以当作构造函数，也就是说，不可以使用</text:span><text:span text:style-name="T14">new</text:span><text:span text:style-name="T14">命令，</text:span><text:span text:style-name="T14">否则会抛出一个错误。</text:span></text:p>
            <text:p text:style-name="P17"><text:span text:style-name="T14">（</text:span><text:span text:style-name="T14">3</text:span><text:span text:style-name="T14">）不可以使用</text:span><text:span text:style-name="T14">arguments</text:span><text:span text:style-name="T14">对象，该对象在函数体内不存在。</text:span><text:span text:style-name="T14">如果要用，可以用</text:span><text:span text:style-name="T14">Rest</text:span><text:span text:style-name="T14">参数代替。</text:span></text:p>
            <text:p text:style-name="P17"><text:span text:style-name="T14">（</text:span><text:span text:style-name="T14">4</text:span><text:span text:style-name="T14">）不可以使用</text:span><text:span text:style-name="T14">yield</text:span><text:span text:style-name="T14">命令，因此箭头函数不能用作</text:span><text:span text:style-name="T14">Generator</text:span><text:span text:style-name="T14">函数。</text:span></text:p>
            <text:p text:style-name="P17"><text:span text:style-name="T14">（</text:span><text:span text:style-name="T14">5</text:span><text:span text:style-name="T14">）</text:span><text:span text:style-name="T14">this</text:span><text:span text:style-name="T14">对象的指向是可变的，但是在箭头函数中，它是固定</text:span><text:span text:style-name="T14">的。</text:span></text:p>
          </draw:text-box>
        </draw:frame>
        <draw:frame draw:name="灯片编号占位符 3" presentation:style-name="pr19" draw:text-style-name="P10" draw:layer="layout" svg:width="2.453cm" svg:height="1.117cm" svg:x="23.62cm" svg:y="19.852cm" presentation:class="page-number" presentation:user-transformed="true">
          <draw:text-box>
            <text:p text:style-name="P9"><text:span text:style-name="T12"><text:page-number>&lt;编号&gt;</text:page-number></text:span></text:p>
          </draw:text-box>
        </draw:frame>
        <anim:par smil:dur="indefinite" smil:restart="never" presentation:node-type="timing-root">
          <anim:par smil:begin="id5.begin">
            <anim:transitionFilter smil:dur="2s" smil:type="slideWipe" smil:subtype="fromTop"/>
          </anim:par>
          <anim:seq smil:dur="0s" presentation:node-type="main-sequence"/>
        </anim:par>
        <presentation:notes draw:style-name="dp4">
          <draw:page-thumbnail draw:style-name="gr1" draw:layer="layout" svg:width="18.665cm" svg:height="11.136cm" svg:x="1.166cm" svg:y="2.256cm" draw:page-number="6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_31__5f_Title_20_and_20_Content" presentation:presentation-page-layout-name="AL2T11" xml:id="id6" draw:id="id6">
        <office:forms form:automatic-focus="false" form:apply-design-mode="false"/>
        <draw:frame draw:name="标题 1" presentation:style-name="pr10" draw:text-style-name="P16" draw:layer="layout" svg:width="22.285cm" svg:height="2.386cm" svg:x="1.345cm" svg:y="0.621cm" presentation:class="title" presentation:user-transformed="true">
          <draw:text-box>
            <text:p><text:span text:style-name="T9">ecmascript6 </text:span><text:span text:style-name="T9">语法介绍</text:span></text:p>
          </draw:text-box>
        </draw:frame>
        <draw:frame draw:name="内容占位符 2" presentation:style-name="pr11" draw:text-style-name="P11" draw:layer="layout" svg:width="25.127cm" svg:height="14.423cm" svg:x="1.356cm" svg:y="4.489cm" presentation:class="outline" presentation:user-transformed="true">
          <draw:text-box>
            <text:p text:style-name="P17"><text:span text:style-name="T14">变量解构</text:span></text:p>
            <text:p text:style-name="P17"><text:span text:style-name="T14">1.</text:span><text:span text:style-name="T14">按照一定模式，从数组和对象中提取值，对变量进行赋值，这</text:span><text:span text:style-name="T14">被称为解构</text:span></text:p>
            <text:p text:style-name="P17"><text:span text:style-name="T14">2.</text:span><text:span text:style-name="T14">数据结构具有</text:span><text:span text:style-name="T14">Iterator</text:span><text:span text:style-name="T14">接口的，都可以采用数组形式的解构赋值</text:span><text:span text:style-name="T14">（</text:span><text:span text:style-name="T14">Set</text:span><text:span text:style-name="T14">，</text:span><text:span text:style-name="T14">Map</text:span><text:span text:style-name="T14">，</text:span><text:span text:style-name="T14">String</text:span><text:span text:style-name="T14">）</text:span></text:p>
            <text:p text:style-name="P17"><text:span text:style-name="T14">3.</text:span><text:span text:style-name="T14">如果等号右边是数值和布尔值，则会先转为对象</text:span></text:p>
            <text:p text:style-name="P17"><text:span text:style-name="T14">4.</text:span><text:span text:style-name="T14">用途很多</text:span></text:p>
            <text:p text:style-name="P17"><text:span text:style-name="T14"><text:s text:c="6"/></text:span><text:span text:style-name="T14">d</text:span><text:span text:style-name="T11">交换变量的值</text:span></text:p>
            <text:p text:style-name="P17"><text:span text:style-name="T11"><text:s text:c="8"/></text:span><text:span text:style-name="T11">从函数返回多个值</text:span></text:p>
            <text:p text:style-name="P17"><text:span text:style-name="T11"><text:s text:c="8"/></text:span><text:span text:style-name="T11">提取</text:span><text:span text:style-name="T11">JSON</text:span><text:span text:style-name="T11">数据</text:span></text:p>
            <text:p text:style-name="P17"><text:span text:style-name="T14">5.</text:span><text:span text:style-name="T14">推荐使用解构来给变量赋值</text:span></text:p>
          </draw:text-box>
        </draw:frame>
        <draw:frame draw:name="灯片编号占位符 3" presentation:style-name="pr20" draw:text-style-name="P10" draw:layer="layout" svg:width="2.453cm" svg:height="1.117cm" svg:x="23.62cm" svg:y="19.852cm" presentation:class="page-number" presentation:user-transformed="true">
          <draw:text-box>
            <text:p text:style-name="P9"><text:span text:style-name="T12"><text:page-number>&lt;编号&gt;</text:page-number></text:span></text:p>
          </draw:text-box>
        </draw:frame>
        <anim:par smil:dur="indefinite" smil:restart="never" presentation:node-type="timing-root">
          <anim:par smil:begin="id6.begin">
            <anim:transitionFilter smil:dur="2s" smil:type="slideWipe" smil:subtype="fromTop"/>
          </anim:par>
          <anim:seq smil:dur="0s" presentation:node-type="main-sequence"/>
        </anim:par>
        <presentation:notes draw:style-name="dp4">
          <draw:page-thumbnail draw:style-name="gr1" draw:layer="layout" svg:width="18.665cm" svg:height="11.136cm" svg:x="1.166cm" svg:y="2.256cm" draw:page-number="7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_31__5f_Title_20_and_20_Content" presentation:presentation-page-layout-name="AL2T11" xml:id="id7" draw:id="id7">
        <office:forms form:automatic-focus="false" form:apply-design-mode="false"/>
        <draw:frame draw:name="标题 1" presentation:style-name="pr10" draw:text-style-name="P16" draw:layer="layout" svg:width="22.285cm" svg:height="2.386cm" svg:x="1.345cm" svg:y="0.621cm" presentation:class="title" presentation:user-transformed="true">
          <draw:text-box>
            <text:p><text:span text:style-name="T9">创建</text:span><text:span text:style-name="T9">http</text:span><text:span text:style-name="T9">服务</text:span></text:p>
          </draw:text-box>
        </draw:frame>
        <draw:frame draw:name="内容占位符 2" presentation:style-name="pr11" draw:text-style-name="P20" draw:layer="layout" svg:width="25.127cm" svg:height="14.423cm" svg:x="1.356cm" svg:y="4.489cm" presentation:class="outline" presentation:user-transformed="true">
          <draw:text-box>
            <text:p text:style-name="P19"><text:span text:style-name="T11">const http = require('http');</text:span></text:p>
            <text:p text:style-name="P19"><text:span text:style-name="T11">const [hostname,</text:span><text:span text:style-name="T11">port</text:span><text:span text:style-name="T11">] = ['127.0.0.1',</text:span><text:span text:style-name="T11">3000</text:span><text:span text:style-name="T11">];</text:span></text:p>
            <text:p text:style-name="P19"><text:span text:style-name="T11"/></text:p>
            <text:p text:style-name="P19"><text:span text:style-name="T11">let server = http.createServer((req, res) =&gt; {</text:span></text:p>
            <text:p text:style-name="P19"><text:span text:style-name="T11"><text:s text:c="2"/></text:span><text:span text:style-name="T11">res.statusCode = 200;</text:span></text:p>
            <text:p text:style-name="P19"><text:span text:style-name="T11"><text:s text:c="2"/></text:span><text:span text:style-name="T11">res.setHeader('Content-Type', 'text/plain');</text:span></text:p>
            <text:p text:style-name="P19"><text:span text:style-name="T11"><text:s text:c="2"/></text:span><text:span text:style-name="T11">res.end('Hello World\n');</text:span></text:p>
            <text:p text:style-name="P19"><text:span text:style-name="T11">});</text:span></text:p>
            <text:p text:style-name="P19"><text:span text:style-name="T11"/></text:p>
            <text:p text:style-name="P19"><text:span text:style-name="T11">server.listen(port, hostname, () =&gt; {</text:span></text:p>
            <text:p text:style-name="P19"><text:span text:style-name="T11"><text:s text:c="2"/></text:span><text:span text:style-name="T11">console.log(`Server running at http://${hostname}:${port}/`);</text:span></text:p>
            <text:p text:style-name="P19"><text:span text:style-name="T11">});</text:span></text:p>
            <text:p text:style-name="P19"><text:span text:style-name="T11"/></text:p>
          </draw:text-box>
        </draw:frame>
        <draw:frame draw:name="灯片编号占位符 3" presentation:style-name="pr21" draw:text-style-name="P10" draw:layer="layout" svg:width="2.453cm" svg:height="1.117cm" svg:x="23.62cm" svg:y="19.852cm" presentation:class="page-number" presentation:user-transformed="true">
          <draw:text-box>
            <text:p text:style-name="P9"><text:span text:style-name="T12"><text:page-number>&lt;编号&gt;</text:page-number></text:span></text:p>
          </draw:text-box>
        </draw:frame>
        <anim:par smil:dur="indefinite" smil:restart="never" presentation:node-type="timing-root">
          <anim:par smil:begin="id7.begin">
            <anim:transitionFilter smil:dur="2s" smil:type="slideWipe" smil:subtype="fromTop"/>
          </anim:par>
          <anim:seq smil:dur="0s" presentation:node-type="main-sequence"/>
        </anim:par>
        <presentation:notes draw:style-name="dp4">
          <draw:page-thumbnail draw:style-name="gr1" draw:layer="layout" svg:width="18.665cm" svg:height="11.136cm" svg:x="1.166cm" svg:y="2.256cm" draw:page-number="8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JWI" presentation:presentation-page-layout-name="AL1T0" xml:id="id8" draw:id="id8">
        <office:forms form:automatic-focus="false" form:apply-design-mode="false"/>
        <draw:frame presentation:style-name="pr22" draw:text-style-name="P1" draw:layer="layout" svg:width="9.229cm" svg:height="3.513cm" svg:x="1.959cm" svg:y="5.992cm" presentation:class="title" presentation:user-transformed="true">
          <draw:text-box>
            <text:p text:style-name="P7"><text:span text:style-name="T15"><text:s/></text:span><text:span text:style-name="T15">谢谢</text:span></text:p>
          </draw:text-box>
        </draw:frame>
        <draw:frame presentation:style-name="pr23" draw:text-style-name="P10" draw:layer="layout" svg:width="2.453cm" svg:height="1.117cm" svg:x="23.62cm" svg:y="19.852cm" presentation:class="page-number" presentation:user-transformed="true">
          <draw:text-box>
            <text:p text:style-name="P9"><text:span text:style-name="T12"><text:page-number>&lt;编号&gt;</text:page-number></text:span></text:p>
          </draw:text-box>
        </draw:frame>
        <anim:par smil:dur="indefinite" smil:restart="never" presentation:node-type="timing-root">
          <anim:par smil:begin="id8.begin">
            <anim:transitionFilter smil:dur="2s" smil:type="slideWipe" smil:subtype="fromTop"/>
          </anim:par>
          <anim:seq smil:dur="0s" presentation:node-type="main-sequence"/>
        </anim:par>
        <presentation:notes draw:style-name="dp4">
          <draw:page-thumbnail draw:style-name="gr1" draw:layer="layout" svg:width="18.665cm" svg:height="11.136cm" svg:x="1.166cm" svg:y="2.256cm" draw:page-number="9" presentation:class="page"/>
          <draw:frame presentation:style-name="pr2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微软雅黑" svg:font-family="微软雅黑" style:font-family-generic="swiss" style:font-pitch="variable"/>
    <style:font-face style:name="Noto Sans CJK SC Regular" svg:font-family="'Noto Sans CJK SC Regular'" style:font-family-generic="system" style:font-pitch="variable"/>
    <style:font-face style:name="微软雅黑1" svg:font-family="微软雅黑" style:font-family-generic="modern" style:font-pitch="fixed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 style:writing-mode="lr-tb"/>
      <style:text-properties fo:font-variant="normal" fo:text-transform="none" fo:color="#2d3536" style:text-outline="false" style:text-line-through-style="none" style:text-line-through-type="none" style:text-position="0% 100%" style:font-name="微软雅黑" fo:font-family="微软雅黑" style:font-family-generic="swiss" style:font-pitch="variable" fo:font-size="30.8999996185303pt" fo:letter-spacing="normal" fo:language="zh" fo:country="CN" fo:font-style="normal" fo:text-shadow="none" style:text-underline-style="none" fo:font-weight="normal" style:letter-kerning="true" fo:background-color="transparent" style:font-name-asian="微软雅黑1" style:font-family-asian="微软雅黑" style:font-family-generic-asian="modern" style:font-pitch-asian="fixed" style:font-size-asian="28pt" style:language-asian="zh" style:country-asian="CN" style:font-style-asian="normal" style:font-weight-asian="normal" style:font-name-complex="Noto Sans CJK SC Regular" style:font-family-complex="'Noto Sans CJK SC Regular'" style:font-family-generic-complex="system" style:font-pitch-complex="variable" style:font-size-complex="2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2d3536" style:text-line-through-style="none" style:text-line-through-type="none" style:text-position="0% 100%" style:font-name="微软雅黑" fo:font-family="微软雅黑" style:font-family-generic="swiss" style:font-pitch="variable" fo:font-size="22.1000003814697pt" fo:letter-spacing="normal" fo:font-style="normal" style:text-underline-style="none" fo:font-weight="normal" style:font-name-asian="微软雅黑1" style:font-family-asian="微软雅黑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2d3536" style:text-line-through-style="none" style:text-line-through-type="none" style:text-position="0% 100%" style:font-name="微软雅黑" fo:font-family="微软雅黑" style:font-family-generic="swiss" style:font-pitch="variable" fo:font-size="19.8999996185303pt" fo:letter-spacing="normal" fo:font-style="normal" style:text-underline-style="none" fo:font-weight="normal" style:font-name-asian="微软雅黑1" style:font-family-asian="微软雅黑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2d3536" style:text-line-through-style="none" style:text-line-through-type="none" style:text-position="0% 100%" style:font-name="微软雅黑" fo:font-family="微软雅黑" style:font-family-generic="swiss" style:font-pitch="variable" fo:font-size="19.8999996185303pt" fo:letter-spacing="normal" fo:font-style="normal" style:text-underline-style="none" fo:font-weight="normal" style:font-name-asian="微软雅黑1" style:font-family-asian="微软雅黑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d3536" style:text-outline="false" style:text-line-through-style="none" style:text-line-through-type="none" style:text-position="0% 100%" style:font-name="Calibri" fo:font-family="Calibri" fo:font-size="23.2000007629395pt" fo:letter-spacing="normal" fo:language="zh" fo:country="CN" fo:font-style="normal" fo:text-shadow="none" style:text-underline-style="none" fo:font-weight="normal" style:letter-kerning="true" fo:background-color="transparent" style:font-name-asian="微软雅黑1" style:font-family-asian="微软雅黑" style:font-family-generic-asian="modern" style:font-pitch-asian="fixed" style:font-size-asian="18pt" style:language-asian="zh" style:country-asian="CN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 style:writing-mode="lr-tb"/>
      <style:text-properties fo:font-variant="normal" fo:text-transform="none" fo:color="#2d3536" style:text-outline="false" style:text-line-through-style="none" style:text-line-through-type="none" style:text-position="0% 100%" style:font-name="微软雅黑" fo:font-family="微软雅黑" style:font-family-generic="swiss" style:font-pitch="variable" fo:font-size="30.8999996185303pt" fo:letter-spacing="normal" fo:language="zh" fo:country="CN" fo:font-style="normal" fo:text-shadow="none" style:text-underline-style="none" fo:font-weight="normal" style:letter-kerning="true" fo:background-color="transparent" style:font-name-asian="微软雅黑1" style:font-family-asian="微软雅黑" style:font-family-generic-asian="modern" style:font-pitch-asian="fixed" style:font-size-asian="28pt" style:language-asian="zh" style:country-asian="CN" style:font-style-asian="normal" style:font-weight-asian="normal" style:font-name-complex="Noto Sans CJK SC Regular" style:font-family-complex="'Noto Sans CJK SC Regular'" style:font-family-generic-complex="system" style:font-pitch-complex="variable" style:font-size-complex="2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2d3536" style:text-line-through-style="none" style:text-line-through-type="none" style:text-position="0% 100%" style:font-name="微软雅黑" fo:font-family="微软雅黑" style:font-family-generic="swiss" style:font-pitch="variable" fo:font-size="22.1000003814697pt" fo:letter-spacing="normal" fo:font-style="normal" style:text-underline-style="none" fo:font-weight="normal" style:font-name-asian="微软雅黑1" style:font-family-asian="微软雅黑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2d3536" style:text-line-through-style="none" style:text-line-through-type="none" style:text-position="0% 100%" style:font-name="微软雅黑" fo:font-family="微软雅黑" style:font-family-generic="swiss" style:font-pitch="variable" fo:font-size="19.8999996185303pt" fo:letter-spacing="normal" fo:font-style="normal" style:text-underline-style="none" fo:font-weight="normal" style:font-name-asian="微软雅黑1" style:font-family-asian="微软雅黑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2d3536" style:text-line-through-style="none" style:text-line-through-type="none" style:text-position="0% 100%" style:font-name="微软雅黑" fo:font-family="微软雅黑" style:font-family-generic="swiss" style:font-pitch="variable" fo:font-size="19.8999996185303pt" fo:letter-spacing="normal" fo:font-style="normal" style:text-underline-style="none" fo:font-weight="normal" style:font-name-asian="微软雅黑1" style:font-family-asian="微软雅黑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d3536" style:text-outline="false" style:text-line-through-style="none" style:text-line-through-type="none" style:text-position="0% 100%" style:font-name="Calibri" fo:font-family="Calibri" fo:font-size="23.2000007629395pt" fo:letter-spacing="normal" fo:language="zh" fo:country="CN" fo:font-style="normal" fo:text-shadow="none" style:text-underline-style="none" fo:font-weight="normal" style:letter-kerning="true" fo:background-color="transparent" style:font-name-asian="微软雅黑1" style:font-family-asian="微软雅黑" style:font-family-generic-asian="modern" style:font-pitch-asian="fixed" style:font-size-asian="18pt" style:language-asian="zh" style:country-asian="CN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background" style:display-name="1_Title and Content-background" style:family="presentation">
      <style:graphic-properties draw:stroke="none" draw:fill="solid" draw:fill-color="#ffffff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shrink-to-fit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 style:writing-mode="lr-tb"/>
      <style:text-properties fo:font-variant="normal" fo:text-transform="none" fo:color="#2d3536" style:text-outline="false" style:text-line-through-style="none" style:text-line-through-type="none" style:text-position="0% 100%" style:font-name="微软雅黑" fo:font-family="微软雅黑" style:font-family-generic="swiss" style:font-pitch="variable" fo:font-size="30.8999996185303pt" fo:letter-spacing="normal" fo:language="zh" fo:country="CN" fo:font-style="normal" fo:text-shadow="none" style:text-underline-style="none" fo:font-weight="normal" style:letter-kerning="true" fo:background-color="transparent" style:font-name-asian="微软雅黑1" style:font-family-asian="微软雅黑" style:font-family-generic-asian="modern" style:font-pitch-asian="fixed" style:font-size-asian="28pt" style:language-asian="zh" style:country-asian="CN" style:font-style-asian="normal" style:font-weight-asian="normal" style:font-name-complex="Noto Sans CJK SC Regular" style:font-family-complex="'Noto Sans CJK SC Regular'" style:font-family-generic-complex="system" style:font-pitch-complex="variable" style:font-size-complex="2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2d3536" style:text-line-through-style="none" style:text-line-through-type="none" style:text-position="0% 100%" style:font-name="微软雅黑" fo:font-family="微软雅黑" style:font-family-generic="swiss" style:font-pitch="variable" fo:font-size="22.1000003814697pt" fo:letter-spacing="normal" fo:font-style="normal" style:text-underline-style="none" fo:font-weight="normal" style:font-name-asian="微软雅黑1" style:font-family-asian="微软雅黑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2d3536" style:text-line-through-style="none" style:text-line-through-type="none" style:text-position="0% 100%" style:font-name="微软雅黑" fo:font-family="微软雅黑" style:font-family-generic="swiss" style:font-pitch="variable" fo:font-size="19.8999996185303pt" fo:letter-spacing="normal" fo:font-style="normal" style:text-underline-style="none" fo:font-weight="normal" style:font-name-asian="微软雅黑1" style:font-family-asian="微软雅黑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2d3536" style:text-line-through-style="none" style:text-line-through-type="none" style:text-position="0% 100%" style:font-name="微软雅黑" fo:font-family="微软雅黑" style:font-family-generic="swiss" style:font-pitch="variable" fo:font-size="19.8999996185303pt" fo:letter-spacing="normal" fo:font-style="normal" style:text-underline-style="none" fo:font-weight="normal" style:font-name-asian="微软雅黑1" style:font-family-asian="微软雅黑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d3536" style:text-outline="false" style:text-line-through-style="none" style:text-line-through-type="none" style:text-position="0% 100%" style:font-name="Calibri" fo:font-family="Calibri" fo:font-size="23.2000007629395pt" fo:letter-spacing="normal" fo:language="zh" fo:country="CN" fo:font-style="normal" fo:text-shadow="none" style:text-underline-style="none" fo:font-weight="normal" style:letter-kerning="true" fo:background-color="transparent" style:font-name-asian="微软雅黑1" style:font-family-asian="微软雅黑" style:font-family-generic-asian="modern" style:font-pitch-asian="fixed" style:font-size-asian="18pt" style:language-asian="zh" style:country-asian="CN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JWI2-background" style:family="presentation">
      <style:graphic-properties draw:stroke="none" draw:fill="solid" draw:fill-color="#ffffff"/>
      <style:text-properties style:letter-kerning="true"/>
    </style:style>
    <style:style style:name="JWI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WI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WI2-outline1" style:family="presentation">
      <style:graphic-properties draw:stroke="none" draw:fill="none" draw:auto-grow-height="false" draw:fit-to-size="shrink-to-fit">
        <text:list-style style:name="JWI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 style:writing-mode="lr-tb"/>
      <style:text-properties fo:font-variant="normal" fo:text-transform="none" fo:color="#2d3536" style:text-outline="false" style:text-line-through-style="none" style:text-line-through-type="none" style:text-position="0% 100%" style:font-name="微软雅黑" fo:font-family="微软雅黑" style:font-family-generic="swiss" style:font-pitch="variable" fo:font-size="30.8999996185303pt" fo:letter-spacing="normal" fo:language="zh" fo:country="CN" fo:font-style="normal" fo:text-shadow="none" style:text-underline-style="none" fo:font-weight="normal" style:letter-kerning="true" fo:background-color="transparent" style:font-name-asian="微软雅黑1" style:font-family-asian="微软雅黑" style:font-family-generic-asian="modern" style:font-pitch-asian="fixed" style:font-size-asian="28pt" style:language-asian="zh" style:country-asian="CN" style:font-style-asian="normal" style:font-weight-asian="normal" style:font-name-complex="Noto Sans CJK SC Regular" style:font-family-complex="'Noto Sans CJK SC Regular'" style:font-family-generic-complex="system" style:font-pitch-complex="variable" style:font-size-complex="2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JWI2-outline2" style:family="presentation" style:parent-style-name="JWI2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2d3536" style:text-line-through-style="none" style:text-line-through-type="none" style:text-position="0% 100%" style:font-name="微软雅黑" fo:font-family="微软雅黑" style:font-family-generic="swiss" style:font-pitch="variable" fo:font-size="22.1000003814697pt" fo:letter-spacing="normal" fo:font-style="normal" style:text-underline-style="none" fo:font-weight="normal" style:font-name-asian="微软雅黑1" style:font-family-asian="微软雅黑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JWI2-outline3" style:family="presentation" style:parent-style-name="JWI2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2d3536" style:text-line-through-style="none" style:text-line-through-type="none" style:text-position="0% 100%" style:font-name="微软雅黑" fo:font-family="微软雅黑" style:font-family-generic="swiss" style:font-pitch="variable" fo:font-size="19.8999996185303pt" fo:letter-spacing="normal" fo:font-style="normal" style:text-underline-style="none" fo:font-weight="normal" style:font-name-asian="微软雅黑1" style:font-family-asian="微软雅黑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JWI2-outline4" style:family="presentation" style:parent-style-name="JWI2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2d3536" style:text-line-through-style="none" style:text-line-through-type="none" style:text-position="0% 100%" style:font-name="微软雅黑" fo:font-family="微软雅黑" style:font-family-generic="swiss" style:font-pitch="variable" fo:font-size="19.8999996185303pt" fo:letter-spacing="normal" fo:font-style="normal" style:text-underline-style="none" fo:font-weight="normal" style:font-name-asian="微软雅黑1" style:font-family-asian="微软雅黑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JWI2-outline5" style:family="presentation" style:parent-style-name="JWI2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JWI2-outline6" style:family="presentation" style:parent-style-name="JWI2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JWI2-outline7" style:family="presentation" style:parent-style-name="JWI2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JWI2-outline8" style:family="presentation" style:parent-style-name="JWI2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JWI2-outline9" style:family="presentation" style:parent-style-name="JWI2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JWI2-subtitle" style:family="presentation">
      <style:graphic-properties draw:stroke="none" draw:fill="none" draw:textarea-vertical-align="middle">
        <text:list-style style:name="JWI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WI2-title" style:family="presentation">
      <style:graphic-properties draw:stroke="none" draw:fill="none" draw:textarea-vertical-align="middle">
        <text:list-style style:name="JWI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d3536" style:text-outline="false" style:text-line-through-style="none" style:text-line-through-type="none" style:text-position="0% 100%" style:font-name="Calibri" fo:font-family="Calibri" fo:font-size="23.2000007629395pt" fo:letter-spacing="normal" fo:language="zh" fo:country="CN" fo:font-style="normal" fo:text-shadow="none" style:text-underline-style="none" fo:font-weight="normal" style:letter-kerning="true" fo:background-color="transparent" style:font-name-asian="微软雅黑1" style:font-family-asian="微软雅黑" style:font-family-generic-asian="modern" style:font-pitch-asian="fixed" style:font-size-asian="18pt" style:language-asian="zh" style:country-asian="CN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JWI-background" style:family="presentation">
      <style:graphic-properties draw:stroke="none" draw:fill="solid" draw:fill-color="#ffffff"/>
      <style:text-properties style:letter-kerning="true"/>
    </style:style>
    <style:style style:name="JW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W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JWI-outline1" style:family="presentation">
      <style:graphic-properties draw:stroke="none" draw:fill="none" draw:auto-grow-height="false" draw:fit-to-size="shrink-to-fit">
        <text:list-style style:name="JW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 style:writing-mode="lr-tb"/>
      <style:text-properties fo:font-variant="normal" fo:text-transform="none" fo:color="#2d3536" style:text-outline="false" style:text-line-through-style="none" style:text-line-through-type="none" style:text-position="0% 100%" style:font-name="微软雅黑" fo:font-family="微软雅黑" style:font-family-generic="swiss" style:font-pitch="variable" fo:font-size="30.8999996185303pt" fo:letter-spacing="normal" fo:language="zh" fo:country="CN" fo:font-style="normal" fo:text-shadow="none" style:text-underline-style="none" fo:font-weight="normal" style:letter-kerning="true" fo:background-color="transparent" style:font-name-asian="微软雅黑1" style:font-family-asian="微软雅黑" style:font-family-generic-asian="modern" style:font-pitch-asian="fixed" style:font-size-asian="28pt" style:language-asian="zh" style:country-asian="CN" style:font-style-asian="normal" style:font-weight-asian="normal" style:font-name-complex="Noto Sans CJK SC Regular" style:font-family-complex="'Noto Sans CJK SC Regular'" style:font-family-generic-complex="system" style:font-pitch-complex="variable" style:font-size-complex="2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JWI-outline2" style:family="presentation" style:parent-style-name="JWI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2d3536" style:text-line-through-style="none" style:text-line-through-type="none" style:text-position="0% 100%" style:font-name="微软雅黑" fo:font-family="微软雅黑" style:font-family-generic="swiss" style:font-pitch="variable" fo:font-size="22.1000003814697pt" fo:letter-spacing="normal" fo:font-style="normal" style:text-underline-style="none" fo:font-weight="normal" style:font-name-asian="微软雅黑1" style:font-family-asian="微软雅黑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JWI-outline3" style:family="presentation" style:parent-style-name="JWI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2d3536" style:text-line-through-style="none" style:text-line-through-type="none" style:text-position="0% 100%" style:font-name="微软雅黑" fo:font-family="微软雅黑" style:font-family-generic="swiss" style:font-pitch="variable" fo:font-size="19.8999996185303pt" fo:letter-spacing="normal" fo:font-style="normal" style:text-underline-style="none" fo:font-weight="normal" style:font-name-asian="微软雅黑1" style:font-family-asian="微软雅黑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JWI-outline4" style:family="presentation" style:parent-style-name="JWI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2d3536" style:text-line-through-style="none" style:text-line-through-type="none" style:text-position="0% 100%" style:font-name="微软雅黑" fo:font-family="微软雅黑" style:font-family-generic="swiss" style:font-pitch="variable" fo:font-size="19.8999996185303pt" fo:letter-spacing="normal" fo:font-style="normal" style:text-underline-style="none" fo:font-weight="normal" style:font-name-asian="微软雅黑1" style:font-family-asian="微软雅黑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JWI-outline5" style:family="presentation" style:parent-style-name="JWI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JWI-outline6" style:family="presentation" style:parent-style-name="JWI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JWI-outline7" style:family="presentation" style:parent-style-name="JWI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JWI-outline8" style:family="presentation" style:parent-style-name="JWI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JWI-outline9" style:family="presentation" style:parent-style-name="JWI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JWI-subtitle" style:family="presentation">
      <style:graphic-properties draw:stroke="none" draw:fill="none" draw:textarea-vertical-align="middle">
        <text:list-style style:name="JW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WI-title" style:family="presentation">
      <style:graphic-properties draw:stroke="none" draw:fill="none" draw:textarea-vertical-align="middle">
        <text:list-style style:name="JW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d3536" style:text-outline="false" style:text-line-through-style="none" style:text-line-through-type="none" style:text-position="0% 100%" style:font-name="Calibri" fo:font-family="Calibri" fo:font-size="23.2000007629395pt" fo:letter-spacing="normal" fo:language="zh" fo:country="CN" fo:font-style="normal" fo:text-shadow="none" style:text-underline-style="none" fo:font-weight="normal" style:letter-kerning="true" fo:background-color="transparent" style:font-name-asian="微软雅黑1" style:font-family-asian="微软雅黑" style:font-family-generic-asian="modern" style:font-pitch-asian="fixed" style:font-size-asian="18pt" style:language-asian="zh" style:country-asian="CN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无填充且无边框的对象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6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Title_20_and_20_Content-outline1">
      <style:graphic-properties draw:stroke="none" svg:stroke-width="0cm" draw:fill="none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4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_31__5f_Title_20_and_20_Content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16" style:family="presentation" style:parent-style-name="_31__5f_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_31__5f_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_31__5f_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9" style:family="presentation" style:parent-style-name="_31__5f_Title_20_and_20_Content-backgroundobjects">
      <style:graphic-properties draw:stroke="none" draw:fill="none" draw:fill-color="#ffffff" draw:auto-grow-height="false" fo:min-height="1.27cm"/>
    </style:style>
    <style:style style:name="Mpr20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JWI2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2" style:family="presentation" style:parent-style-name="JWI2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3" style:family="presentation" style:parent-style-name="JWI2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4" style:family="presentation" style:parent-style-name="JWI2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JWI2-backgroundobjects">
      <style:graphic-properties draw:stroke="none" draw:fill="none" draw:fill-color="#ffffff" draw:auto-grow-height="false" fo:min-height="1.27cm"/>
    </style:style>
    <style:style style:name="Mpr26" style:family="presentation" style:parent-style-name="JWI2-backgroundobjects">
      <style:graphic-properties draw:stroke="none" draw:fill="none" draw:fill-color="#ffffff" draw:textarea-vertical-align="bottom" draw:auto-grow-height="false" fo:min-height="1.27cm"/>
    </style:style>
    <style:style style:name="Mpr27" style:family="presentation" style:parent-style-name="JWI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8" style:family="presentation" style:parent-style-name="JWI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9" style:family="presentation" style:parent-style-name="JWI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0" style:family="presentation" style:parent-style-name="JWI-backgroundobjects">
      <style:graphic-properties draw:stroke="none" draw:fill="none" draw:fill-color="#ffffff" draw:auto-grow-height="false" fo:min-height="1.485cm"/>
    </style:style>
    <style:style style:name="Mpr31" style:family="presentation" style:parent-style-name="JW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M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7" style:family="paragraph">
      <style:paragraph-properties fo:text-align="start"/>
      <style:text-properties fo:font-size="28pt"/>
    </style:style>
    <style:style style:name="MP18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2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T1" style:family="text">
      <style:text-properties fo:font-variant="normal" fo:text-transform="none" fo:color="#a1a7b4" style:text-line-through-style="none" style:text-line-through-type="none" style:text-position="0% 100%" style:font-name="Calibri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2" style:family="text">
      <style:text-properties fo:font-variant="normal" fo:text-transform="none" fo:color="#6e8284" style:text-line-through-style="none" style:text-line-through-type="none" style:text-position="0% 100%" style:font-name="微软雅黑" fo:font-size="60pt" fo:letter-spacing="normal" fo:font-style="normal" style:text-underline-style="none" fo:font-weight="normal" style:font-name-asian="微软雅黑1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2d3536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8e909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2d3536" style:text-line-through-style="none" style:text-line-through-type="none" style:text-position="0% 100%" style:font-name="Calibri" fo:font-size="36pt" fo:letter-spacing="normal" fo:font-style="normal" style:text-underline-style="none" fo:font-weight="normal" style:font-name-asian="微软雅黑1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font-variant="normal" fo:text-transform="none" fo:color="#6e8284" style:text-line-through-style="none" style:text-line-through-type="none" style:text-position="0% 100%" style:font-name="微软雅黑" fo:font-size="28pt" fo:letter-spacing="normal" fo:font-style="normal" style:text-underline-style="none" fo:font-weight="normal" style:font-name-asian="微软雅黑1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2d3536" style:text-line-through-style="none" style:text-line-through-type="none" style:text-position="0% 100%" style:font-name="微软雅黑" fo:font-size="32pt" fo:letter-spacing="normal" fo:font-style="normal" style:text-underline-style="none" fo:font-weight="normal" style:font-name-asian="微软雅黑1" style:font-size-asian="32pt" style:font-style-asian="normal" style:font-weight-asian="normal" style:font-size-complex="32pt" style:font-style-complex="normal" style:font-weight-complex="normal"/>
    </style:style>
    <style:style style:name="MT8" style:family="text">
      <style:text-properties fo:font-variant="normal" fo:text-transform="none" fo:color="#2d3536" style:text-line-through-style="none" style:text-line-through-type="none" style:text-position="0% 100%" style:font-name="微软雅黑" fo:font-size="28pt" fo:letter-spacing="normal" fo:font-style="normal" style:text-underline-style="none" fo:font-weight="normal" style:font-name-asian="微软雅黑1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font-variant="normal" fo:text-transform="none" fo:color="#2d3536" style:text-line-through-style="none" style:text-line-through-type="none" style:text-position="0% 100%" style:font-name="微软雅黑" fo:font-size="24pt" fo:letter-spacing="normal" fo:font-style="normal" style:text-underline-style="none" fo:font-weight="normal" style:font-name-asian="微软雅黑1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2d3536" style:text-line-through-style="none" style:text-line-through-type="none" style:text-position="0% 100%" style:font-name="微软雅黑" fo:font-size="20pt" fo:letter-spacing="normal" fo:font-style="normal" style:text-underline-style="none" fo:font-weight="normal" style:font-name-asian="微软雅黑1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2d3536" style:text-line-through-style="none" style:text-line-through-type="none" style:text-position="0% 100%" style:font-name="微软雅黑" fo:font-size="18pt" fo:letter-spacing="normal" fo:font-style="normal" style:text-underline-style="none" fo:font-weight="normal" style:font-name-asian="微软雅黑1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a1a7b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6e828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2d353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8e909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min-label-width="0.6cm"/>
        <style:text-properties fo:color="#2d353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6e828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style:font-name="Arial" fo:color="#2d353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634cm"/>
        <style:text-properties style:font-name="Arial" fo:color="#2d3536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2d353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634cm"/>
        <style:text-properties style:font-name="Arial" fo:color="#2d3536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2d3536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2d353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634cm"/>
        <style:text-properties style:font-name="Arial" fo:color="#2d3536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2d3536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2d3536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2d3536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•">
        <style:list-level-properties text:space-before="0.001cm" text:min-label-width="0.634cm"/>
        <style:text-properties style:font-name="Arial" fo:color="#2d3536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2d3536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2d3536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2d3536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2d3536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编号&gt;</text:page-number></text:p>
        </draw:text-box>
      </draw:frame>
    </style:handout-master>
    <style:master-page style:name="默认" style:page-layout-name="PM1" draw:style-name="Mdp1">
      <office:forms form:automatic-focus="false" form:apply-design-mode="false"/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编号&gt;</text:page-number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编号&gt;</text:page-number></text:p>
          </draw:text-box>
        </draw:frame>
      </presentation:notes>
    </style:master-page>
    <style:master-page style:name="Title_20_Slide" style:display-name="Title Slide" style:page-layout-name="PM1" draw:style-name="Mdp2">
      <draw:frame draw:name="图片 6" draw:style-name="Mgr3" draw:text-style-name="MP7" draw:layer="backgroundobjects" svg:width="27.999cm" svg:height="3.207cm" svg:x="0cm" svg:y="0.004cm">
        <draw:image xlink:href="Pictures/10000201000005000000006EBED04958D0335230.png" xlink:type="simple" xlink:show="embed" xlink:actuate="onLoad">
          <text:p/>
        </draw:image>
      </draw:frame>
      <draw:frame draw:name="图片 7" draw:style-name="Mgr3" draw:text-style-name="MP7" draw:layer="backgroundobjects" svg:width="2.909cm" svg:height="1.209cm" svg:x="24.169cm" svg:y="0.977cm">
        <draw:image xlink:href="Pictures/100002010000008500000029E4C58236166D7CD5.png" xlink:type="simple" xlink:show="embed" xlink:actuate="onLoad">
          <text:p/>
        </draw:image>
      </draw:frame>
      <draw:custom-shape draw:name="TextBox 8" draw:style-name="Mgr4" draw:text-style-name="MP9" draw:layer="backgroundobjects" svg:width="8.948cm" svg:height="1.433cm" svg:x="1.371cm" svg:y="20.08cm">
        <text:p text:style-name="MP8"><text:span text:style-name="MT1">R</text:span><text:span text:style-name="MT1">e</text:span><text:span text:style-name="MT1">s</text:span><text:span text:style-name="MT1">t</text:span><text:span text:style-name="MT1">r</text:span><text:span text:style-name="MT1">i</text:span><text:span text:style-name="MT1">c</text:span><text:span text:style-name="MT1">t</text:span><text:span text:style-name="MT1">e</text:span><text:span text:style-name="MT1">d</text:span><text:span text:style-name="MT1"> </text:span><text:span text:style-name="MT1">©</text:span><text:span text:style-name="MT1">J</text:span><text:span text:style-name="MT1">W</text:span><text:span text:style-name="MT1">I</text:span><text:span text:style-name="MT1"> </text:span><text:span text:style-name="MT1">2</text:span><text:span text:style-name="MT1">0</text:span><text:span text:style-name="MT1">1</text:span><text:span text:style-name="MT1">6</text:span><text:span text:style-name="MT1"> </text:span><text:span text:style-name="MT1">a</text:span><text:span text:style-name="MT1">l</text:span><text:span text:style-name="MT1">l</text:span><text:span text:style-name="MT1"> </text:span><text:span text:style-name="MT1">r</text:span><text:span text:style-name="MT1">i</text:span><text:span text:style-name="MT1">g</text:span><text:span text:style-name="MT1">h</text:span><text:span text:style-name="MT1">t</text:span><text:span text:style-name="MT1">s</text:span><text:span text:style-name="MT1"> </text:span><text:span text:style-name="MT1">r</text:span><text:span text:style-name="MT1">e</text:span><text:span text:style-name="MT1">s</text:span><text:span text:style-name="MT1">e</text:span><text:span text:style-name="MT1">r</text:span><text:span text:style-name="MT1">v</text:span><text:span text:style-name="MT1">e</text:span><text:span text:style-name="MT1">d</text:span><text:span text:style-name="MT1">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图片 7" draw:style-name="Mgr3" draw:text-style-name="MP7" draw:layer="backgroundobjects" svg:width="27.999cm" svg:height="20.999cm" svg:x="0cm" svg:y="0cm">
        <draw:image xlink:href="Pictures/1000020100000500000002D0947749F0E3114A76.png" xlink:type="simple" xlink:show="embed" xlink:actuate="onLoad">
          <text:p/>
        </draw:image>
      </draw:frame>
      <draw:frame draw:name="Title 1" presentation:style-name="Mpr4" draw:text-style-name="MP11" draw:layer="backgroundobjects" svg:width="25.026cm" svg:height="3.513cm" svg:x="1.52cm" svg:y="6.034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5" draw:text-style-name="MP13" draw:layer="backgroundobjects" svg:width="6.299cm" svg:height="1.117cm" svg:x="11.067cm" svg:y="19.883cm" presentation:class="date-time" presentation:user-transformed="true">
        <draw:text-box>
          <text:p text:style-name="MP12"><text:span text:style-name="MT3"><text:date style:data-style-name="D1" text:date-value="2016-07-19">7/19/16</text:date></text:span></text:p>
        </draw:text-box>
      </draw:frame>
      <draw:frame draw:name="Footer Placeholder 4" presentation:style-name="Mpr6" draw:text-style-name="MP14" draw:layer="backgroundobjects" svg:width="4.724cm" svg:height="1.117cm" svg:x="18.181cm" svg:y="19.885cm" presentation:class="footer" presentation:user-transformed="true">
        <draw:text-box>
          <text:p/>
        </draw:text-box>
      </draw:frame>
      <draw:frame draw:name="Slide Number Placeholder 5" presentation:style-name="Mpr6" draw:text-style-name="MP13" draw:layer="backgroundobjects" svg:width="2.453cm" svg:height="1.117cm" svg:x="23.62cm" svg:y="19.852cm" presentation:class="page-number" presentation:user-transformed="true">
        <draw:text-box>
          <text:p text:style-name="MP15"><text:span text:style-name="MT4"><text:page-number>&lt;编号&gt;</text:page-number></text:span></text:p>
        </draw:text-box>
      </draw:frame>
      <draw:frame presentation:style-name="Title_20_Slide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6.368cm" svg:height="13.021cm" svg:x="3.389cm" svg:y="2.639cm" presentation:class="page"/>
        <draw:frame presentation:style-name="Title_20_Slide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2" draw:layer="backgroundobjects" svg:width="10.046cm" svg:height="1.735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10.046cm" svg:height="1.735cm" svg:x="13.10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10.046cm" svg:height="1.735cm" svg:x="0cm" svg:y="32.991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10.046cm" svg:height="1.735cm" svg:x="13.102cm" svg:y="32.991cm" presentation:class="page-number">
          <draw:text-box>
            <text:p text:style-name="MP3"><text:page-number>&lt;编号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图片 6" draw:style-name="Mgr3" draw:text-style-name="MP7" draw:layer="backgroundobjects" svg:width="27.999cm" svg:height="3.207cm" svg:x="0.001cm" svg:y="0.004cm">
        <draw:image xlink:href="Pictures/10000201000005000000006EBED04958D0335230.png" xlink:type="simple" xlink:show="embed" xlink:actuate="onLoad">
          <text:p/>
        </draw:image>
      </draw:frame>
      <draw:frame draw:name="图片 7" draw:style-name="Mgr3" draw:text-style-name="MP7" draw:layer="backgroundobjects" svg:width="2.908cm" svg:height="1.209cm" svg:x="24.169cm" svg:y="0.977cm">
        <draw:image xlink:href="Pictures/100002010000008500000029E4C58236166D7CD5.png" xlink:type="simple" xlink:show="embed" xlink:actuate="onLoad">
          <text:p/>
        </draw:image>
      </draw:frame>
      <draw:custom-shape draw:name="TextBox 8" draw:style-name="Mgr5" draw:text-style-name="MP9" draw:layer="backgroundobjects" svg:width="8.948cm" svg:height="1.433cm" svg:x="1.371cm" svg:y="20.08cm">
        <text:p text:style-name="MP8"><text:span text:style-name="MT1">Restricted ©JWI 2016 </text:span><text:span text:style-name="MT1">all rights reserved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图片 2" draw:style-name="Mgr3" draw:text-style-name="MP7" draw:layer="backgroundobjects" svg:width="27.999cm" svg:height="20.999cm" svg:x="0cm" svg:y="0cm">
        <draw:image xlink:href="Pictures/1000020100000500000002D09F29061D49ABF944.png" xlink:type="simple" xlink:show="embed" xlink:actuate="onLoad">
          <text:p/>
        </draw:image>
      </draw:frame>
      <draw:frame draw:name="Title 1" presentation:style-name="Mpr9" draw:text-style-name="MP16" draw:layer="backgroundobjects" svg:width="5.987cm" svg:height="2.322cm" svg:x="1.627cm" svg:y="9.339cm" presentation:class="title" presentation:user-transformed="true">
        <draw:text-box>
          <text:p text:style-name="MP10"><text:span text:style-name="MT5">Contents</text:span></text:p>
        </draw:text-box>
      </draw:frame>
      <draw:frame draw:name="Date Placeholder 3" presentation:style-name="Mpr10" draw:text-style-name="MP13" draw:layer="backgroundobjects" svg:width="6.299cm" svg:height="1.117cm" svg:x="11.262cm" svg:y="19.882cm" presentation:class="date-time" presentation:user-transformed="true">
        <draw:text-box>
          <text:p text:style-name="MP12"><text:span text:style-name="MT3"><text:date style:data-style-name="D1" text:date-value="2016-07-19">7/19/16</text:date></text:span></text:p>
        </draw:text-box>
      </draw:frame>
      <draw:frame draw:name="Footer Placeholder 4" presentation:style-name="Mpr11" draw:text-style-name="MP14" draw:layer="backgroundobjects" svg:width="4.724cm" svg:height="1.117cm" svg:x="18.181cm" svg:y="19.885cm" presentation:class="footer" presentation:user-transformed="true">
        <draw:text-box>
          <text:p/>
        </draw:text-box>
      </draw:frame>
      <draw:frame draw:name="Slide Number Placeholder 5" presentation:style-name="Mpr11" draw:text-style-name="MP13" draw:layer="backgroundobjects" svg:width="2.453cm" svg:height="1.117cm" svg:x="23.62cm" svg:y="19.852cm" presentation:class="page-number" presentation:user-transformed="true">
        <draw:text-box>
          <text:p text:style-name="MP15"><text:span text:style-name="MT4"><text:page-number>&lt;编号&gt;</text:page-number></text:span></text:p>
        </draw:text-box>
      </draw:frame>
      <draw:frame draw:name="Text Placeholder 2" presentation:style-name="Mpr12" draw:text-style-name="MP19" draw:layer="backgroundobjects" svg:width="14.481cm" svg:height="2.035cm" svg:x="8.711cm" svg:y="3.856cm" presentation:class="outline" presentation:user-transformed="true">
        <draw:text-box>
          <text:list text:style-name="ML8">
            <text:list-item>
              <text:p text:style-name="MP17"><text:span text:style-name="MT6">单击鼠标编辑大纲文字格式</text:span></text:p>
              <text:list>
                <text:list-item>
                  <text:p text:style-name="MP17"><text:span text:style-name="MT6">第二个大纲级</text:span></text:p>
                  <text:list>
                    <text:list-item>
                      <text:p text:style-name="MP17"><text:span text:style-name="MT6">第三大纲级别</text:span></text:p>
                      <text:list>
                        <text:list-item>
                          <text:p text:style-name="MP17"><text:span text:style-name="MT6">第四大纲级别</text:span></text:p>
                          <text:list>
                            <text:list-item>
                              <text:p text:style-name="MP17"><text:span text:style-name="MT6">第五大纲级别</text:span></text:p>
                              <text:list>
                                <text:list-item>
                                  <text:p text:style-name="MP17"><text:span text:style-name="MT6">第六大纲级别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6">第七大纲级别</text:span><text:span text:style-name="MT6">Click to edit content items</text:span></text:p>
        </draw:text-box>
      </draw:frame>
      <draw:frame draw:name="Text Placeholder 2" presentation:style-name="Mpr12" draw:text-style-name="MP19" draw:layer="backgroundobjects" svg:width="14.481cm" svg:height="2.035cm" svg:x="10.66cm" svg:y="8.002cm" presentation:class="outline" presentation:user-transformed="true">
        <draw:text-box>
          <text:list text:style-name="ML8">
            <text:list-item>
              <text:p text:style-name="MP17"><text:span text:style-name="MT6">单击鼠标编辑大纲文字格式</text:span></text:p>
              <text:list>
                <text:list-item>
                  <text:p text:style-name="MP17"><text:span text:style-name="MT6">第二个大纲级</text:span></text:p>
                  <text:list>
                    <text:list-item>
                      <text:p text:style-name="MP17"><text:span text:style-name="MT6">第三大纲级别</text:span></text:p>
                      <text:list>
                        <text:list-item>
                          <text:p text:style-name="MP17"><text:span text:style-name="MT6">第四大纲级别</text:span></text:p>
                          <text:list>
                            <text:list-item>
                              <text:p text:style-name="MP17"><text:span text:style-name="MT6">第五大纲级别</text:span></text:p>
                              <text:list>
                                <text:list-item>
                                  <text:p text:style-name="MP17"><text:span text:style-name="MT6">第六大纲级别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6">第七大纲级别</text:span><text:span text:style-name="MT6">Click to edit content items</text:span></text:p>
        </draw:text-box>
      </draw:frame>
      <draw:frame draw:name="Text Placeholder 2" presentation:style-name="Mpr12" draw:text-style-name="MP19" draw:layer="backgroundobjects" svg:width="14.481cm" svg:height="2.035cm" svg:x="12.76cm" svg:y="12.222cm" presentation:class="outline" presentation:user-transformed="true">
        <draw:text-box>
          <text:list text:style-name="ML8">
            <text:list-item>
              <text:p text:style-name="MP17"><text:span text:style-name="MT6">单击鼠标编辑大纲文字格式</text:span></text:p>
              <text:list>
                <text:list-item>
                  <text:p text:style-name="MP17"><text:span text:style-name="MT6">第二个大纲级</text:span></text:p>
                  <text:list>
                    <text:list-item>
                      <text:p text:style-name="MP17"><text:span text:style-name="MT6">第三大纲级别</text:span></text:p>
                      <text:list>
                        <text:list-item>
                          <text:p text:style-name="MP17"><text:span text:style-name="MT6">第四大纲级别</text:span></text:p>
                          <text:list>
                            <text:list-item>
                              <text:p text:style-name="MP17"><text:span text:style-name="MT6">第五大纲级别</text:span></text:p>
                              <text:list>
                                <text:list-item>
                                  <text:p text:style-name="MP17"><text:span text:style-name="MT6">第六大纲级别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6">第七大纲级别</text:span><text:span text:style-name="MT6">Click to edit content items</text:span></text:p>
        </draw:text-box>
      </draw:frame>
      <draw:frame draw:name="Text Placeholder 2" presentation:style-name="Mpr12" draw:text-style-name="MP19" draw:layer="backgroundobjects" svg:width="12.564cm" svg:height="2.035cm" svg:x="14.985cm" svg:y="16.401cm" presentation:class="outline" presentation:user-transformed="true">
        <draw:text-box>
          <text:list text:style-name="ML8">
            <text:list-item>
              <text:p text:style-name="MP17"><text:span text:style-name="MT6">单击鼠标编辑大纲文字格式</text:span></text:p>
              <text:list>
                <text:list-item>
                  <text:p text:style-name="MP17"><text:span text:style-name="MT6">第二个大纲级</text:span></text:p>
                  <text:list>
                    <text:list-item>
                      <text:p text:style-name="MP17"><text:span text:style-name="MT6">第三大纲级别</text:span></text:p>
                      <text:list>
                        <text:list-item>
                          <text:p text:style-name="MP17"><text:span text:style-name="MT6">第四大纲级别</text:span></text:p>
                          <text:list>
                            <text:list-item>
                              <text:p text:style-name="MP17"><text:span text:style-name="MT6">第五大纲级别</text:span></text:p>
                              <text:list>
                                <text:list-item>
                                  <text:p text:style-name="MP17"><text:span text:style-name="MT6">第六大纲级别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6">第七大纲级别</text:span><text:span text:style-name="MT6">Click to edit content items</text:span></text:p>
        </draw:text-box>
      </draw:frame>
      <presentation:notes style:page-layout-name="PM0">
        <draw:page-thumbnail presentation:style-name="Title_20_and_20_Content-title" draw:layer="backgroundobjects" svg:width="18.665cm" svg:height="11.136cm" svg:x="1.166cm" svg:y="2.256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2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2cm" svg:height="1.484cm" svg:x="0cm" svg:y="28.214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2cm" svg:height="1.484cm" svg:x="11.886cm" svg:y="28.214cm" presentation:class="page-number">
          <draw:text-box>
            <text:p text:style-name="MP3"><text:page-number>&lt;编号&gt;</text:page-number></text:p>
          </draw:text-box>
        </draw:frame>
      </presentation:notes>
    </style:master-page>
    <style:master-page style:name="_31__5f_Title_20_and_20_Content" style:display-name="1_Title and Content" style:page-layout-name="PM1" draw:style-name="Mdp2">
      <draw:frame draw:name="图片 6" draw:style-name="Mgr3" draw:text-style-name="MP7" draw:layer="backgroundobjects" svg:width="27.999cm" svg:height="3.207cm" svg:x="0cm" svg:y="0.004cm">
        <draw:image xlink:href="Pictures/10000201000005000000006EBED04958D0335230.png" xlink:type="simple" xlink:show="embed" xlink:actuate="onLoad">
          <text:p/>
        </draw:image>
      </draw:frame>
      <draw:frame draw:name="图片 7" draw:style-name="Mgr3" draw:text-style-name="MP7" draw:layer="backgroundobjects" svg:width="2.909cm" svg:height="1.209cm" svg:x="24.169cm" svg:y="0.977cm">
        <draw:image xlink:href="Pictures/100002010000008500000029E4C58236166D7CD5.png" xlink:type="simple" xlink:show="embed" xlink:actuate="onLoad">
          <text:p/>
        </draw:image>
      </draw:frame>
      <draw:custom-shape draw:name="TextBox 8" draw:style-name="Mgr6" draw:text-style-name="MP9" draw:layer="backgroundobjects" svg:width="8.948cm" svg:height="1.433cm" svg:x="1.371cm" svg:y="20.08cm">
        <text:p text:style-name="MP8"><text:span text:style-name="MT1">Restricted ©JWI 2016 all rights reserved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" draw:text-style-name="MP20" draw:layer="backgroundobjects" svg:width="18.888cm" svg:height="2.929cm" svg:x="1.345cm" svg:y="0.329cm" presentation:class="title" presentation:user-transformed="true">
        <draw:text-box>
          <text:p text:style-name="MP10"><text:span text:style-name="MT7">Click to edit Master title style</text:span></text:p>
        </draw:text-box>
      </draw:frame>
      <draw:frame draw:name="Content Placeholder 2" presentation:style-name="Mpr16" draw:text-style-name="MP19" draw:layer="backgroundobjects" svg:width="25.127cm" svg:height="14.423cm" svg:x="1.356cm" svg:y="4.489cm" presentation:class="outline" presentation:user-transformed="true">
        <draw:text-box>
          <text:list text:style-name="ML8">
            <text:list-item>
              <text:p text:style-name="MP17"><text:span text:style-name="MT8">单击鼠标编辑大纲文字格式</text:span></text:p>
              <text:list>
                <text:list-item>
                  <text:p text:style-name="MP17"><text:span text:style-name="MT8">第二个大纲级</text:span></text:p>
                  <text:list>
                    <text:list-item>
                      <text:p text:style-name="MP17"><text:span text:style-name="MT8">第三大纲级别</text:span></text:p>
                      <text:list>
                        <text:list-item>
                          <text:p text:style-name="MP17"><text:span text:style-name="MT8">第四大纲级别</text:span></text:p>
                          <text:list>
                            <text:list-item>
                              <text:p text:style-name="MP17"><text:span text:style-name="MT8">第五大纲级别</text:span></text:p>
                              <text:list>
                                <text:list-item>
                                  <text:p text:style-name="MP17"><text:span text:style-name="MT8">第六大纲级别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p text:style-name="MP21"><text:span text:style-name="MT8">第七大纲级别</text:span><text:span text:style-name="MT8">Click to edit Master text styles</text:span></text:p>
            </text:list-item>
          </text:list>
          <text:list text:style-name="ML11">
            <text:list-item>
              <text:list>
                <text:list-item>
                  <text:p text:style-name="MP22"><text:span text:style-name="MT9">Second level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2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13" draw:layer="backgroundobjects" svg:width="6.299cm" svg:height="1.117cm" svg:x="11.262cm" svg:y="19.882cm" presentation:class="date-time" presentation:user-transformed="true">
        <draw:text-box>
          <text:p text:style-name="MP12"><text:span text:style-name="MT3"><text:date style:data-style-name="D1" text:date-value="2016-07-19">7/19/16</text:date></text:span></text:p>
        </draw:text-box>
      </draw:frame>
      <draw:frame draw:name="Footer Placeholder 4" presentation:style-name="Mpr18" draw:text-style-name="MP14" draw:layer="backgroundobjects" svg:width="4.724cm" svg:height="1.117cm" svg:x="18.181cm" svg:y="19.885cm" presentation:class="footer" presentation:user-transformed="true">
        <draw:text-box>
          <text:p/>
        </draw:text-box>
      </draw:frame>
      <draw:frame draw:name="Slide Number Placeholder 5" presentation:style-name="Mpr18" draw:text-style-name="MP13" draw:layer="backgroundobjects" svg:width="2.453cm" svg:height="1.117cm" svg:x="23.62cm" svg:y="19.852cm" presentation:class="page-number" presentation:user-transformed="true">
        <draw:text-box>
          <text:p text:style-name="MP15"><text:span text:style-name="MT4"><text:page-number>&lt;编号&gt;</text:page-number></text:span></text:p>
        </draw:text-box>
      </draw:frame>
      <presentation:notes style:page-layout-name="PM0">
        <draw:page-thumbnail presentation:style-name="_31__5f_Title_20_and_20_Content-title" draw:layer="backgroundobjects" svg:width="18.665cm" svg:height="11.136cm" svg:x="1.166cm" svg:y="2.256cm" presentation:class="page"/>
        <draw:frame presentation:style-name="_31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9.112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9.112cm" svg:height="1.484cm" svg:x="0cm" svg:y="28.214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9.112cm" svg:height="1.484cm" svg:x="11.886cm" svg:y="28.214cm" presentation:class="page-number">
          <draw:text-box>
            <text:p text:style-name="MP3"><text:page-number>&lt;编号&gt;</text:page-number></text:p>
          </draw:text-box>
        </draw:frame>
      </presentation:notes>
    </style:master-page>
    <style:master-page style:name="JWI2" style:page-layout-name="PM1" draw:style-name="Mdp2">
      <draw:frame draw:name="图片 6" draw:style-name="Mgr3" draw:text-style-name="MP7" draw:layer="backgroundobjects" svg:width="27.999cm" svg:height="3.207cm" svg:x="0cm" svg:y="0.004cm">
        <draw:image xlink:href="Pictures/10000201000005000000006EBED04958D0335230.png" xlink:type="simple" xlink:show="embed" xlink:actuate="onLoad">
          <text:p/>
        </draw:image>
      </draw:frame>
      <draw:frame draw:name="图片 7" draw:style-name="Mgr3" draw:text-style-name="MP7" draw:layer="backgroundobjects" svg:width="2.909cm" svg:height="1.209cm" svg:x="24.169cm" svg:y="0.977cm">
        <draw:image xlink:href="Pictures/100002010000008500000029E4C58236166D7CD5.png" xlink:type="simple" xlink:show="embed" xlink:actuate="onLoad">
          <text:p/>
        </draw:image>
      </draw:frame>
      <draw:custom-shape draw:name="TextBox 8" draw:style-name="Mgr7" draw:text-style-name="MP9" draw:layer="backgroundobjects" svg:width="8.948cm" svg:height="1.433cm" svg:x="1.371cm" svg:y="20.08cm">
        <text:p text:style-name="MP8"><text:span text:style-name="MT1">Restricted ©JWI 2016 all rights reserved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1" draw:text-style-name="MP20" draw:layer="backgroundobjects" svg:width="18.888cm" svg:height="2.929cm" svg:x="1.345cm" svg:y="0.329cm" presentation:class="title" presentation:user-transformed="true">
        <draw:text-box>
          <text:p text:style-name="MP10"><text:span text:style-name="MT7">Click to edit Master title style</text:span></text:p>
        </draw:text-box>
      </draw:frame>
      <draw:frame draw:name="Content Placeholder 2" presentation:style-name="Mpr22" draw:text-style-name="MP19" draw:layer="backgroundobjects" svg:width="25.127cm" svg:height="14.423cm" svg:x="1.356cm" svg:y="4.489cm" presentation:class="outline" presentation:user-transformed="true">
        <draw:text-box>
          <text:list text:style-name="ML8">
            <text:list-item>
              <text:p text:style-name="MP17"><text:span text:style-name="MT8">单击鼠标编辑大纲文字格式</text:span></text:p>
              <text:list>
                <text:list-item>
                  <text:p text:style-name="MP17"><text:span text:style-name="MT8">第二个大纲级</text:span></text:p>
                  <text:list>
                    <text:list-item>
                      <text:p text:style-name="MP17"><text:span text:style-name="MT8">第三大纲级别</text:span></text:p>
                      <text:list>
                        <text:list-item>
                          <text:p text:style-name="MP17"><text:span text:style-name="MT8">第四大纲级别</text:span></text:p>
                          <text:list>
                            <text:list-item>
                              <text:p text:style-name="MP17"><text:span text:style-name="MT8">第五大纲级别</text:span></text:p>
                              <text:list>
                                <text:list-item>
                                  <text:p text:style-name="MP17"><text:span text:style-name="MT8">第六大纲级别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p text:style-name="MP21"><text:span text:style-name="MT8">第七大纲级别</text:span><text:span text:style-name="MT8">Click to edit Master text styles</text:span></text:p>
            </text:list-item>
          </text:list>
          <text:list text:style-name="ML11">
            <text:list-item>
              <text:list>
                <text:list-item>
                  <text:p text:style-name="MP22"><text:span text:style-name="MT9">Second level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2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3" draw:text-style-name="MP13" draw:layer="backgroundobjects" svg:width="6.299cm" svg:height="1.117cm" svg:x="11.262cm" svg:y="19.882cm" presentation:class="date-time" presentation:user-transformed="true">
        <draw:text-box>
          <text:p text:style-name="MP12"><text:span text:style-name="MT3"><text:date style:data-style-name="D1" text:date-value="2016-07-19">7/19/16</text:date></text:span></text:p>
        </draw:text-box>
      </draw:frame>
      <draw:frame draw:name="Footer Placeholder 4" presentation:style-name="Mpr24" draw:text-style-name="MP14" draw:layer="backgroundobjects" svg:width="4.724cm" svg:height="1.117cm" svg:x="18.181cm" svg:y="19.885cm" presentation:class="footer" presentation:user-transformed="true">
        <draw:text-box>
          <text:p/>
        </draw:text-box>
      </draw:frame>
      <draw:frame draw:name="Slide Number Placeholder 5" presentation:style-name="Mpr24" draw:text-style-name="MP13" draw:layer="backgroundobjects" svg:width="2.453cm" svg:height="1.117cm" svg:x="23.62cm" svg:y="19.852cm" presentation:class="page-number" presentation:user-transformed="true">
        <draw:text-box>
          <text:p text:style-name="MP15"><text:span text:style-name="MT4"><text:page-number>&lt;编号&gt;</text:page-number></text:span></text:p>
        </draw:text-box>
      </draw:frame>
      <presentation:notes style:page-layout-name="PM0">
        <draw:page-thumbnail presentation:style-name="JWI2-title" draw:layer="backgroundobjects" svg:width="18.665cm" svg:height="11.136cm" svg:x="1.166cm" svg:y="2.256cm" presentation:class="page"/>
        <draw:frame presentation:style-name="JWI2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9.112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9.112cm" svg:height="1.484cm" svg:x="0cm" svg:y="28.214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9.112cm" svg:height="1.484cm" svg:x="11.886cm" svg:y="28.214cm" presentation:class="page-number">
          <draw:text-box>
            <text:p text:style-name="MP3"><text:page-number>&lt;编号&gt;</text:page-number></text:p>
          </draw:text-box>
        </draw:frame>
      </presentation:notes>
    </style:master-page>
    <style:master-page style:name="JWI" style:page-layout-name="PM1" draw:style-name="Mdp2">
      <draw:frame draw:name="图片 6" draw:style-name="Mgr3" draw:text-style-name="MP7" draw:layer="backgroundobjects" svg:width="27.999cm" svg:height="3.207cm" svg:x="0cm" svg:y="0.004cm">
        <draw:image xlink:href="Pictures/10000201000005000000006EBED04958D0335230.png" xlink:type="simple" xlink:show="embed" xlink:actuate="onLoad">
          <text:p/>
        </draw:image>
      </draw:frame>
      <draw:frame draw:name="图片 7" draw:style-name="Mgr3" draw:text-style-name="MP7" draw:layer="backgroundobjects" svg:width="2.909cm" svg:height="1.209cm" svg:x="24.169cm" svg:y="0.977cm">
        <draw:image xlink:href="Pictures/100002010000008500000029E4C58236166D7CD5.png" xlink:type="simple" xlink:show="embed" xlink:actuate="onLoad">
          <text:p/>
        </draw:image>
      </draw:frame>
      <draw:custom-shape draw:name="TextBox 8" draw:style-name="Mgr8" draw:text-style-name="MP9" draw:layer="backgroundobjects" svg:width="8.948cm" svg:height="1.433cm" svg:x="1.371cm" svg:y="20.08cm">
        <text:p text:style-name="MP8"><text:span text:style-name="MT1">Restricted ©JWI 2016 all rights reserved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图片 7" draw:style-name="Mgr3" draw:text-style-name="MP7" draw:layer="backgroundobjects" svg:width="27.999cm" svg:height="20.999cm" svg:x="0cm" svg:y="0cm">
        <draw:image xlink:href="Pictures/1000020100000500000002D0947749F0E3114A76.png" xlink:type="simple" xlink:show="embed" xlink:actuate="onLoad">
          <text:p/>
        </draw:image>
      </draw:frame>
      <draw:frame draw:name="Title 1" presentation:style-name="Mpr27" draw:text-style-name="MP11" draw:layer="backgroundobjects" svg:width="25.026cm" svg:height="3.513cm" svg:x="1.52cm" svg:y="6.034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28" draw:text-style-name="MP13" draw:layer="backgroundobjects" svg:width="6.299cm" svg:height="1.117cm" svg:x="11.067cm" svg:y="19.883cm" presentation:class="date-time" presentation:user-transformed="true">
        <draw:text-box>
          <text:p text:style-name="MP12"><text:span text:style-name="MT3"><text:date style:data-style-name="D1" text:date-value="2016-07-19">7/19/16</text:date></text:span></text:p>
        </draw:text-box>
      </draw:frame>
      <draw:frame draw:name="Footer Placeholder 4" presentation:style-name="Mpr29" draw:text-style-name="MP14" draw:layer="backgroundobjects" svg:width="4.724cm" svg:height="1.117cm" svg:x="18.181cm" svg:y="19.885cm" presentation:class="footer" presentation:user-transformed="true">
        <draw:text-box>
          <text:p/>
        </draw:text-box>
      </draw:frame>
      <draw:frame draw:name="Slide Number Placeholder 5" presentation:style-name="Mpr29" draw:text-style-name="MP13" draw:layer="backgroundobjects" svg:width="2.453cm" svg:height="1.117cm" svg:x="23.62cm" svg:y="19.852cm" presentation:class="page-number" presentation:user-transformed="true">
        <draw:text-box>
          <text:p text:style-name="MP15"><text:span text:style-name="MT4"><text:page-number>&lt;编号&gt;</text:page-number></text:span></text:p>
        </draw:text-box>
      </draw:frame>
      <draw:frame presentation:style-name="JWI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JWI-title" draw:layer="backgroundobjects" svg:width="16.368cm" svg:height="13.021cm" svg:x="3.389cm" svg:y="2.639cm" presentation:class="page"/>
        <draw:frame presentation:style-name="JWI-notes" draw:layer="backgroundobjects" svg:width="18.519cm" svg:height="15.626cm" svg:x="2.314cm" svg:y="16.495cm" presentation:class="notes" presentation:placeholder="true">
          <draw:text-box/>
        </draw:frame>
        <draw:frame presentation:style-name="Mpr30" draw:text-style-name="MP2" draw:layer="backgroundobjects" svg:width="10.046cm" svg:height="1.735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4" draw:layer="backgroundobjects" svg:width="10.046cm" svg:height="1.735cm" svg:x="13.102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10.046cm" svg:height="1.735cm" svg:x="0cm" svg:y="32.991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10.046cm" svg:height="1.735cm" svg:x="13.102cm" svg:y="32.991cm" presentation:class="page-number">
          <draw:text-box>
            <text:p text:style-name="MP3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9T16:34:49.560826625</meta:creation-date>
    <dc:date>2016-07-19T18:04:07.036157450</dc:date>
    <meta:editing-duration>PT30M45S</meta:editing-duration>
    <meta:editing-cycles>5</meta:editing-cycles>
    <meta:generator>LibreOffice/5.1.4.2$Linux_X86_64 LibreOffice_project/10m0$Build-2</meta:generator>
    <meta:document-statistic meta:object-count="147"/>
  </office:meta>
</office:document-meta>
</file>